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lass.getHash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lass.setHashSet( Collection &lt; Integer &gt; hash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ber.setHashSet( Collection &lt; Integer &gt; hash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lass.Tes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Class.setMember( Member me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issue_383.test_for_iss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ember.getHash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ber.Me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Class.getMe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